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Received Signal Power</text:p>
          </table:table-cell>
          <table:table-cell office:value-type="string" calcext:value-type="string">
            <text:p>Connected to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29.5" calcext:value-type="float">
            <text:p>-29.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31.5" calcext:value-type="float">
            <text:p>-31.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53" calcext:value-type="float">
            <text:p>-5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15:11:50.219967860</meta:creation-date>
    <meta:generator>LibreOffice/7.3.7.2$Linux_X86_64 LibreOffice_project/30$Build-2</meta:generator>
    <dc:date>2024-07-03T18:17:34.851234901</dc:date>
    <meta:editing-duration>PT2H14M56S</meta:editing-duration>
    <meta:editing-cycles>1</meta:editing-cycles>
    <meta:document-statistic meta:table-count="1" meta:cell-count="90" meta:object-count="0"/>
  </office:meta>
</office:document-meta>
</file>